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end" style:justify-single-word="false" style:snap-to-layout-grid="false"/>
    </style:style>
    <style:style style:name="P9" style:family="paragraph" style:parent-style-name="Standard">
      <style:text-properties fo:language="en" fo:country="GB"/>
    </style:style>
    <style:style style:name="P10"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1"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2" style:family="paragraph" style:parent-style-name="Standard">
      <style:paragraph-properties fo:text-align="start" style:justify-single-word="false" style:snap-to-layout-grid="false"/>
      <style:text-properties fo:language="en" fo:country="GB"/>
    </style:style>
    <style:style style:name="P13" style:family="paragraph" style:parent-style-name="Standard">
      <style:paragraph-properties fo:text-align="center" style:justify-single-word="false" style:snap-to-layout-grid="false"/>
      <style:text-properties fo:language="en" fo:country="GB"/>
    </style:style>
    <style:style style:name="P14" style:family="paragraph" style:parent-style-name="Standard">
      <style:paragraph-properties style:snap-to-layout-grid="false"/>
      <style:text-properties fo:language="en" fo:country="GB"/>
    </style:style>
    <style:style style:name="P15" style:family="paragraph" style:parent-style-name="Standard">
      <style:paragraph-properties style:snap-to-layout-grid="false"/>
    </style:style>
    <style:style style:name="P16" style:family="paragraph" style:parent-style-name="Standard">
      <style:paragraph-properties fo:text-align="center" style:justify-single-word="false" style:snap-to-layout-grid="false"/>
    </style:style>
    <style:style style:name="P17" style:family="paragraph" style:parent-style-name="Standard">
      <style:paragraph-properties fo:text-align="center" style:justify-single-word="false" style:snap-to-layout-grid="false"/>
      <style:text-properties fo:font-weight="bold" style:font-weight-asian="bold" style:font-weight-complex="bold"/>
    </style:style>
    <style:style style:name="P18" style:family="paragraph" style:parent-style-name="Standard">
      <style:paragraph-properties style:snap-to-layout-grid="false"/>
      <style:text-properties fo:font-weight="bold" style:font-weight-asian="bold" style:font-weight-complex="bold"/>
    </style:style>
    <style:style style:name="P19" style:family="paragraph" style:parent-style-name="First_20_line_20_indent">
      <style:text-properties style:font-name="Verdana1" style:font-name-asian="Times New Roman" style:font-name-complex="Times New Roman"/>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4">
      <style:paragraph-properties>
        <style:tab-stops>
          <style:tab-stop style:position="17cm" style:type="right" style:leader-style="dotted" style:leader-text="."/>
        </style:tab-stops>
      </style:paragraph-properties>
    </style:style>
    <style:style style:name="P24" style:family="paragraph" style:parent-style-name="Standard" style:master-page-name="Standard">
      <style:paragraph-properties style:page-number="auto"/>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13"/>
    <style:style style:name="P36" style:family="paragraph" style:parent-style-name="Standard" style:list-style-name="L14"/>
    <style:style style:name="P37" style:family="paragraph" style:parent-style-name="Standard" style:list-style-name="L15"/>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19"/>
    <style:style style:name="P42" style:family="paragraph" style:parent-style-name="Standard" style:list-style-name="L20"/>
    <style:style style:name="P43" style:family="paragraph" style:parent-style-name="Standard" style:list-style-name="L21"/>
    <style:style style:name="P44" style:family="paragraph" style:parent-style-name="Standard" style:list-style-name="L22"/>
    <style:style style:name="P45" style:family="paragraph" style:parent-style-name="Standard" style:list-style-name="L23"/>
    <style:style style:name="P46" style:family="paragraph" style:parent-style-name="Standard" style:list-style-name="L24"/>
    <style:style style:name="P47" style:family="paragraph" style:parent-style-name="Standard" style:list-style-name="L25"/>
    <style:style style:name="P48" style:family="paragraph" style:parent-style-name="Standard" style:list-style-name="L26"/>
    <style:style style:name="P49" style:family="paragraph" style:parent-style-name="Standard" style:list-style-name="L28"/>
    <style:style style:name="P50" style:family="paragraph" style:parent-style-name="Heading_20_1">
      <style:text-properties fo:language="en" fo:country="GB"/>
    </style:style>
    <style:style style:name="P51" style:family="paragraph" style:parent-style-name="Heading_20_2">
      <style:text-properties fo:language="en" fo:country="GB"/>
    </style:style>
    <style:style style:name="P52" style:family="paragraph" style:parent-style-name="Footer">
      <style:paragraph-properties fo:text-align="start" style:justify-single-word="false" style:snap-to-layout-grid="false"/>
      <style:text-properties fo:language="en" fo:country="GB"/>
    </style:style>
    <style:style style:name="P53" style:family="paragraph" style:parent-style-name="First_20_line_20_indent" style:list-style-name="L1"/>
    <style:style style:name="P54" style:family="paragraph" style:parent-style-name="First_20_line_20_indent" style:list-style-name="L2"/>
    <style:style style:name="P55" style:family="paragraph" style:parent-style-name="First_20_line_20_indent" style:list-style-name="L3"/>
    <style:style style:name="P56" style:family="paragraph" style:parent-style-name="First_20_line_20_indent" style:list-style-name="L4"/>
    <style:style style:name="P57" style:family="paragraph" style:parent-style-name="First_20_line_20_indent" style:list-style-name="L27"/>
    <style:style style:name="P58"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text-position="sub 58%"/>
    </style:style>
    <style:style style:name="T7" style:family="text">
      <style:text-properties style:text-position="sub 58%" style:font-name="Verdana1" style:font-name-asian="Times New Roman" style:font-name-complex="Times New Roman"/>
    </style:style>
    <style:style style:name="T8"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h text:style-name="P50" text:outline-level="1">Document structure</text:h>
      <text:h text:style-name="P51"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0">0. Document structure<text:tab/>2</text:p>
          <text:p text:style-name="P22">0.1 Table of content<text:tab/>2</text:p>
          <text:p text:style-name="P22">0.2 Revision history<text:tab/>3</text:p>
          <text:p text:style-name="P22">0.3 References<text:tab/>3</text:p>
          <text:p text:style-name="P22">0.4 Glossary<text:tab/>4</text:p>
          <text:p text:style-name="P20">1. Fonctionnalités<text:tab/>5</text:p>
          <text:p text:style-name="P20">2. Architecture<text:tab/>6</text:p>
          <text:p text:style-name="P22">2.1 Threading<text:tab/>6</text:p>
          <text:p text:style-name="P22">2.2 Gestion du document<text:tab/>6</text:p>
          <text:p text:style-name="P22">2.3 Audio<text:tab/>6</text:p>
          <text:p text:style-name="P22">2.4 Messages<text:tab/>6</text:p>
          <text:p text:style-name="P22">2.5 Contrôleurs<text:tab/>7</text:p>
          <text:p text:style-name="P20">3. Interface d’utilisation<text:tab/>8</text:p>
          <text:p text:style-name="P22">3.1 Principes<text:tab/>8</text:p>
          <text:p text:style-name="P22">3.2 Liste des pages<text:tab/>8</text:p>
          <text:p text:style-name="P21">3.2.1 Démarrage<text:tab/>8</text:p>
          <text:p text:style-name="P23">3.2.1.1 Éléments affichés<text:tab/>8</text:p>
          <text:p text:style-name="P23">3.2.1.2 Interactions<text:tab/>8</text:p>
          <text:p text:style-name="P21">3.2.2 Informations — programme courant<text:tab/>8</text:p>
          <text:p text:style-name="P23">3.2.2.1 Éléments affichés<text:tab/>8</text:p>
          <text:p text:style-name="P23">3.2.2.2 Interactions<text:tab/>8</text:p>
          <text:p text:style-name="P21">3.2.3 Contrôle du volume maître<text:tab/>9</text:p>
          <text:p text:style-name="P23">3.2.3.1 Éléments affichés<text:tab/>9</text:p>
          <text:p text:style-name="P23">3.2.3.2 Interactions<text:tab/>9</text:p>
          <text:p text:style-name="P21">3.2.4 Menu principal<text:tab/>9</text:p>
          <text:p text:style-name="P23">3.2.4.1 Éléments affichés<text:tab/>9</text:p>
          <text:p text:style-name="P23">3.2.4.2 Interactions<text:tab/>9</text:p>
          <text:p text:style-name="P21">3.2.5 Redémarrage<text:tab/>9</text:p>
          <text:p text:style-name="P23">3.2.5.1 Éléments affichés<text:tab/>9</text:p>
          <text:p text:style-name="P23">3.2.5.2 Interactions<text:tab/>9</text:p>
          <text:p text:style-name="P21">3.2.6 Édition programme courant<text:tab/>9</text:p>
          <text:p text:style-name="P23">3.2.6.1 Éléments affichés<text:tab/>9</text:p>
          <text:p text:style-name="P23">3.2.6.2 Interactions<text:tab/>10</text:p>
          <text:p text:style-name="P21">3.2.7 Édition alphanumérique<text:tab/>10</text:p>
          <text:p text:style-name="P23">3.2.7.1 Éléments affichés<text:tab/>10</text:p>
          <text:p text:style-name="P23">3.2.7.2 Interactions<text:tab/>10</text:p>
          <text:p text:style-name="P21">3.2.8 Menu slot<text:tab/>10</text:p>
          <text:p text:style-name="P23">3.2.8.1 Éléments affichés<text:tab/>10</text:p>
          <text:p text:style-name="P23">3.2.8.2 Interactions<text:tab/>11</text:p>
          <text:p text:style-name="P21">3.2.9 Liste des paramètres<text:tab/>11</text:p>
          <text:p text:style-name="P23">3.2.9.1 Éléments affichés<text:tab/>11</text:p>
          <text:p text:style-name="P23">3.2.9.2 Interactions<text:tab/>11</text:p>
          <text:p text:style-name="P21">3.2.10 Édition d’un paramètre<text:tab/>11</text:p>
          <text:p text:style-name="P23">3.2.10.1 Éléments affichés<text:tab/>11</text:p>
          <text:p text:style-name="P23">3.2.10.2 Interactions<text:tab/>11</text:p>
          <text:p text:style-name="P21"><text:soft-page-break/>3.2.11 Contrôleurs d’un paramètre<text:tab/>12</text:p>
          <text:p text:style-name="P23">3.2.11.1 Éléments affichés<text:tab/>12</text:p>
          <text:p text:style-name="P23">3.2.11.2 Interactions<text:tab/>12</text:p>
          <text:p text:style-name="P21">3.2.12 Édition d’un contrôleur<text:tab/>12</text:p>
          <text:p text:style-name="P23">3.2.12.1 Éléments affichés<text:tab/>12</text:p>
          <text:p text:style-name="P23">3.2.12.2 Interactions<text:tab/>12</text:p>
          <text:p text:style-name="P21">3.2.13 x<text:tab/>13</text:p>
          <text:p text:style-name="P23">3.2.13.1 Éléments affichés<text:tab/>13</text:p>
          <text:p text:style-name="P23">3.2.13.2 Interactions<text:tab/>13</text:p>
          <text:p text:style-name="P21">3.2.14 x<text:tab/>13</text:p>
          <text:p text:style-name="P23">3.2.14.1 Éléments affichés<text:tab/>13</text:p>
          <text:p text:style-name="P23">3.2.14.2 Interactions<text:tab/>13</text:p>
          <text:p text:style-name="P21">3.2.15 x<text:tab/>13</text:p>
          <text:p text:style-name="P23">3.2.15.1 Éléments affichés<text:tab/>13</text:p>
          <text:p text:style-name="P23">3.2.15.2 Interactions<text:tab/>13</text:p>
          <text:p text:style-name="P20">4. Implémentation<text:tab/>14</text:p>
          <text:p text:style-name="P22">4.1 Interface utilisateur<text:tab/>14</text:p>
          <text:p text:style-name="P21">4.1.1 Principes<text:tab/>14</text:p>
          <text:p text:style-name="P21">4.1.2 Raccord avec le modèle<text:tab/>14</text:p>
          <text:p text:style-name="P21">4.1.3 Éléments d’interface<text:tab/>15</text:p>
          <text:p text:style-name="P23">4.1.3.1 Caractéristiques communes<text:tab/>15</text:p>
          <text:p text:style-name="P23">4.1.3.2 Bitmap<text:tab/>15</text:p>
          <text:p text:style-name="P23">4.1.3.3 Simple texte<text:tab/>15</text:p>
          <text:p text:style-name="P23">4.1.3.4 Fenêtre<text:tab/>15</text:p>
          <text:p text:style-name="P20">5. Idées<text:tab/>16</text:p>
          <text:p text:style-name="P22">5.1 Côté software<text:tab/>16</text:p>
          <text:p text:style-name="P22">5.2 Nouvelles versions de l’électronique<text:tab/>16</text:p>
          <text:p text:style-name="P21">5.2.1 Pédales d’expression supplémentaires<text:tab/>16</text:p>
          <text:p text:style-name="P21">5.2.2 LED plus brillantes<text:tab/>16</text:p>
          <text:p text:style-name="P21">5.2.3 Codeurs incrémentaux<text:tab/>17</text:p>
          <text:p text:style-name="P21">5.2.4 Plusieurs cartes<text:tab/>17</text:p>
          <text:p text:style-name="P21">5.2.5 Meilleur écran<text:tab/>17</text:p>
          <text:p text:style-name="P21">5.2.6 Odroid C2<text:tab/>17</text:p>
        </text:index-body>
      </text:table-of-content>
      <text:p text:style-name="P10"/>
      <text:h text:style-name="P51"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Version</text:p>
          </table:table-cell>
          <table:table-cell table:style-name="Tableau1.A1" office:value-type="string">
            <text:p text:style-name="P17">Date</text:p>
          </table:table-cell>
          <table:table-cell table:style-name="Tableau1.C1" office:value-type="string">
            <text:p text:style-name="P18">Modifications</text:p>
          </table:table-cell>
        </table:table-row>
        <table:table-row table:style-name="Tableau1.1">
          <table:table-cell table:style-name="Tableau1.A2" office:value-type="string">
            <text:p text:style-name="P16">1.0</text:p>
          </table:table-cell>
          <table:table-cell table:style-name="Tableau1.A2" office:value-type="string">
            <text:p text:style-name="P16"><text:creation-date style:data-style-name="N106">2015.09.07</text:creation-date></text:p>
          </table:table-cell>
          <table:table-cell table:style-name="Tableau1.C2" office:value-type="string">
            <text:p text:style-name="P15">Creation</text:p>
          </table:table-cell>
        </table:table-row>
        <table:table-row table:style-name="Tableau1.1">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5"/>
          </table:table-cell>
        </table:table-row>
      </table:table>
      <text:p text:style-name="Standard"/>
      <text:h text:style-name="P51"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1">Number</text:p>
          </table:table-cell>
          <table:table-cell table:style-name="Tableau2.A1" office:value-type="string">
            <text:p text:style-name="P11">Title</text:p>
          </table:table-cell>
          <table:table-cell table:style-name="Tableau2.A1" office:value-type="string">
            <text:p text:style-name="P11">Origin/Reference</text:p>
          </table:table-cell>
          <table:table-cell table:style-name="Tableau2.D1" office:value-type="string">
            <text:p text:style-name="P11">Version/Date</text:p>
          </table:table-cell>
        </table:table-row>
        <table:table-row table:style-name="Tableau2.1">
          <table:table-cell table:style-name="Tableau2.A2" office:value-type="string">
            <text:p text:style-name="P11"/>
          </table:table-cell>
          <table:table-cell table:style-name="Tableau2.A2" office:value-type="string">
            <text:p text:style-name="P12"/>
          </table:table-cell>
          <table:table-cell table:style-name="Tableau2.A2" office:value-type="string">
            <text:p text:style-name="P12"/>
          </table:table-cell>
          <table:table-cell table:style-name="Tableau2.D2" office:value-type="string">
            <text:p text:style-name="P13"/>
          </table:table-cell>
        </table:table-row>
      </table:table>
      <text:p text:style-name="P9"/>
      <text:h text:style-name="P51"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5"><text:span text:style-name="Labelled_20_item"/></text:p>
          </table:table-cell>
          <table:table-cell table:style-name="Tableau3.A1" office:value-type="string">
            <text:p text:style-name="P14"/>
          </table:table-cell>
        </table:table-row>
        <table:table-row table:style-name="Tableau3.1">
          <table:table-cell table:style-name="Tableau3.A1" office:value-type="string">
            <text:p text:style-name="P14"><text:span text:style-name="Labelled_20_item"/></text:p>
          </table:table-cell>
          <table:table-cell table:style-name="Tableau3.A1" office:value-type="string">
            <text:p text:style-name="P14"/>
          </table:table-cell>
        </table:table-row>
        <table:table-row table:style-name="Tableau3.1">
          <table:table-cell table:style-name="Tableau3.A1" office:value-type="string">
            <text:p text:style-name="P14"><text:span text:style-name="Labelled_20_item"/></text:p>
          </table:table-cell>
          <table:table-cell table:style-name="Tableau3.A1" office:value-type="string">
            <text:p text:style-name="P14"/>
          </table:table-cell>
        </table:table-row>
        <table:table-row table:style-name="Tableau3.1">
          <table:table-cell table:style-name="Tableau3.A1" office:value-type="string">
            <text:p text:style-name="P14"><text:span text:style-name="Labelled_20_item"/></text:p>
          </table:table-cell>
          <table:table-cell table:style-name="Tableau3.A1" office:value-type="string">
            <text:p text:style-name="P14"/>
          </table:table-cell>
        </table:table-row>
      </table:table>
      <text:p text:style-name="P9"/>
      <text:p text:style-name="P9"/>
      <text:p text:style-name="P9"/>
      <text:h text:style-name="Heading_20_1" text:outline-level="1">Fonctionnalités</text:h>
      <text:p text:style-name="First_20_line_20_indent">Disposition générale :</text:p>
      <text:list xml:id="list28603547" text:style-name="L1">
        <text:list-item>
          <text:p text:style-name="P25">Pédales permanentes. Exemples :</text:p>
          <text:list>
            <text:list-item>
              <text:p text:style-name="P25">banque N</text:p>
            </text:list-item>
            <text:list-item>
              <text:p text:style-name="P25">banque suivante</text:p>
            </text:list-item>
            <text:list-item>
              <text:p text:style-name="P25">banque précédente</text:p>
            </text:list-item>
            <text:list-item>
              <text:p text:style-name="P25">preset { N, … }</text:p>
            </text:list-item>
            <text:list-item>
              <text:p text:style-name="P25">preset suivant</text:p>
            </text:list-item>
            <text:list-item>
              <text:p text:style-name="P25">preset précédent</text:p>
            </text:list-item>
            <text:list-item>
              <text:p text:style-name="P25">Toggle accordeur (effet global)</text:p>
            </text:list-item>
            <text:list-item>
              <text:p text:style-name="P25">Toggle effet { X, … }</text:p>
            </text:list-item>
            <text:list-item>
              <text:p text:style-name="P25">Event trigger</text:p>
            </text:list-item>
          </text:list>
        </text:list-item>
        <text:list-item>
          <text:p text:style-name="P53">Zone de banque</text:p>
        </text:list-item>
      </text:list>
      <text:p text:style-name="First_20_line_20_indent">Banque :</text:p>
      <text:list xml:id="list34468747" text:continue-numbering="true" text:style-name="L1">
        <text:list-item>
          <text:p text:style-name="P25">Pédales permanentes</text:p>
          <text:list>
            <text:list-item>
              <text:p text:style-name="P25">preset { N, … }</text:p>
            </text:list-item>
            <text:list-item>
              <text:p text:style-name="P25">preset suivant</text:p>
            </text:list-item>
            <text:list-item>
              <text:p text:style-name="P25">preset précédent</text:p>
            </text:list-item>
            <text:list-item>
              <text:p text:style-name="P25">Toggle accordeur</text:p>
            </text:list-item>
            <text:list-item>
              <text:p text:style-name="P25">Toggle effet { X, … }</text:p>
            </text:list-item>
            <text:list-item>
              <text:p text:style-name="P25">Event trigger</text:p>
            </text:list-item>
          </text:list>
        </text:list-item>
        <text:list-item>
          <text:p text:style-name="P53">Zone de preset</text:p>
        </text:list-item>
      </text:list>
      <text:p text:style-name="First_20_line_20_indent">Preset :</text:p>
      <text:list xml:id="list34446920" text:continue-numbering="true" text:style-name="L1">
        <text:list-item>
          <text:p text:style-name="P25">Assignation expression → effet X paramètre N</text:p>
        </text:list-item>
        <text:list-item>
          <text:p text:style-name="P25">Pédales contextuelles</text:p>
          <text:list>
            <text:list-item>
              <text:p text:style-name="P25">Effet X on/off</text:p>
            </text:list-item>
            <text:list-item>
              <text:p text:style-name="P25">Event trigger</text:p>
            </text:list-item>
            <text:list-item>
              <text:p text:style-name="P25">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28584072" text:style-name="L2">
        <text:list-item>
          <text:p text:style-name="P26">Thread des entrées</text:p>
        </text:list-item>
        <text:list-item>
          <text:p text:style-name="P26">Thread de commande, qui gère la structure du document et toutes ses modifications.</text:p>
          <text:list>
            <text:list-item>
              <text:p text:style-name="P26">Répond aussi vite que possible aux sollicitations utilisateur</text:p>
            </text:list-item>
            <text:list-item>
              <text:p text:style-name="P26">Prépare les données pour le thread audio</text:p>
            </text:list-item>
            <text:list-item>
              <text:p text:style-name="P26">Instancie, reconfigure et détruit les plug-ins.</text:p>
            </text:list-item>
          </text:list>
        </text:list-item>
        <text:list-item>
          <text:p text:style-name="P54">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28581193" text:style-name="L3">
        <text:list-item>
          <text:p text:style-name="P55">Nouveau bloc de contrôle</text:p>
        </text:list-item>
        <text:list-item>
          <text:p text:style-name="P55">Paramètre de plug-in</text:p>
        </text:list-item>
      </text:list>
      <text:p text:style-name="First_20_line_20_indent">Messages thread audio → thread de commande :</text:p>
      <text:list xml:id="list28590685" text:style-name="L4">
        <text:list-item>
          <text:p text:style-name="P56">Recyclage d’un bloc de contrôle</text:p>
        </text:list-item>
        <text:list-item>
          <text:p text:style-name="P56">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p text:style-name="First_20_line_20_indent"/>
      <text:h text:style-name="Heading_20_3" text:outline-level="3">LFO</text:h>
      <text:p text:style-name="First_20_line_20_indent">Paramètres :</text:p>
      <text:list xml:id="list28600910" text:style-name="L5">
        <text:list-item>
          <text:p text:style-name="P27">Période/fréquence</text:p>
        </text:list-item>
        <text:list-item>
          <text:p text:style-name="P27">Distorsion de phase (répartition temporelle du point du milieu)</text:p>
        </text:list-item>
        <text:list-item>
          <text:p text:style-name="P27">Aléa cyclique</text:p>
        </text:list-item>
        <text:list-item>
          <text:p text:style-name="P27">Forme d’onde</text:p>
          <text:list>
            <text:list-item>
              <text:p text:style-name="P27">Sinus</text:p>
            </text:list-item>
            <text:list-item>
              <text:p text:style-name="P27">Carré</text:p>
            </text:list-item>
            <text:list-item>
              <text:p text:style-name="P27">Triangle</text:p>
            </text:list-item>
            <text:list-item>
              <text:p text:style-name="P27">Dents de scie</text:p>
            </text:list-item>
            <text:list-item>
              <text:p text:style-name="P27">Bruit brun</text:p>
            </text:list-item>
          </text:list>
        </text:list-item>
        <text:list-item>
          <text:p text:style-name="P27">Signe</text:p>
        </text:list-item>
        <text:list-item>
          <text:p text:style-name="P27">Polarité (unipolaire / bipolaire)</text:p>
        </text:list-item>
        <text:list-item>
          <text:p text:style-name="P27">Distorsion d’onde n &amp; m (1–64) : 1-(1-x^n)^m en valeur absolue. On pourrait le réduire à un seul paramètre ? n :1→1→64→64→(1), m :1→64→1→64→(1) en calculant bien la progression de n et m. <text:a xlink:type="simple" xlink:href="https://www.desmos.com/calculator/u7s3hvwhcj">https://www.desmos.com/calculator/u7s3hvwhcj</text:a></text:p>
        </text:list-item>
        <text:list-item>
          <text:p text:style-name="P27">Sample &amp; hold</text:p>
        </text:list-item>
        <text:list-item>
          <text:p text:style-name="P27">Smoothing</text:p>
        </text:list-item>
      </text:list>
      <text:p text:style-name="First_20_line_20_indent"/>
      <text:p text:style-name="First_20_line_20_indent">Traitement :</text:p>
      <text:p text:style-name="First_20_line_20_indent">Soit : Phase tri → modulation chaotique → distorsion de phase → forme d’onde → signe → polarité</text:p>
      <text:p text:style-name="First_20_line_20_indent">Soit : Générateur tout-en-un</text:p>
      <text:p text:style-name="First_20_line_20_indent">Puis : → distorsion d’onde → sample &amp; hold → smoothing</text:p>
      <text:p text:style-name="First_20_line_20_indent"/>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28576101" text:style-name="L6">
        <text:list-item>
          <text:p text:style-name="P28">Titre</text:p>
        </text:list-item>
        <text:list-item>
          <text:p text:style-name="P28">Version</text:p>
        </text:list-item>
        <text:list-item>
          <text:p text:style-name="P28">Éventuellement, scan des plug-ins</text:p>
        </text:list-item>
        <text:list-item>
          <text:p text:style-name="P28">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34443690" text:continue-numbering="true" text:style-name="L6">
        <text:list-item>
          <text:p text:style-name="P28">Numéro du programme en très gros</text:p>
        </text:list-item>
        <text:list-item>
          <text:p text:style-name="P28">Nom du programme en gros</text:p>
        </text:list-item>
        <text:list-item>
          <text:p text:style-name="P28">Numéro et nom de la banque courante en petit (qui peut être différente de la banque à laquelle appartient le programme courant ?)</text:p>
        </text:list-item>
        <text:list-item>
          <text:p text:style-name="P28">Adresse IP en petit</text:p>
        </text:list-item>
      </text:list>
      <text:h text:style-name="Heading_20_4" text:outline-level="4">Interactions</text:h>
      <text:list xml:id="list28578317" text:style-name="L7">
        <text:list-item>
          <text:p text:style-name="P29">Select : ➡ menu principal</text:p>
        </text:list-item>
        <text:list-item>
          <text:p text:style-name="P29">←, →, rotenc 2 : ➡ contrôle des niveaux ? Ça ou autre chose ?</text:p>
        </text:list-item>
        <text:list-item>
          <text:p text:style-name="P29">↑, ↓, rotenc 1 : changement de programme</text:p>
        </text:list-item>
      </text:list>
      <text:h text:style-name="Heading_20_3" text:outline-level="3"><text:soft-page-break/>Contrôle des niveaux</text:h>
      <text:h text:style-name="Heading_20_4" text:outline-level="4">Éléments affichés</text:h>
      <text:list xml:id="list28575288" text:style-name="L8">
        <text:list-item>
          <text:p text:style-name="P30">Volume master en dB</text:p>
        </text:list-item>
        <text:list-item>
          <text:p text:style-name="P30">Vu-mètre sortie + clipping</text:p>
        </text:list-item>
        <text:list-item>
          <text:p text:style-name="P30">Volume d’entrée en dB</text:p>
        </text:list-item>
        <text:list-item>
          <text:p text:style-name="P30">Vu-mètre entrée + clipping</text:p>
        </text:list-item>
        <text:list-item>
          <text:p text:style-name="P30">Vu-mètre Charge CPU</text:p>
        </text:list-item>
      </text:list>
      <text:h text:style-name="Heading_20_4" text:outline-level="4">Interactions</text:h>
      <text:list xml:id="list34457391" text:continue-list="list28578317" text:style-name="L7">
        <text:list-item>
          <text:p text:style-name="P29">↑, ↓, rotenc 1 : Défilement dans le menu</text:p>
        </text:list-item>
        <text:list-item>
          <text:p text:style-name="P29">←, →, rotenc 2 : changements</text:p>
        </text:list-item>
        <text:list-item>
          <text:p text:style-name="P29">Select sur un volume : Remettre à zéro l’information de clipping</text:p>
        </text:list-item>
        <text:list-item>
          <text:p text:style-name="P29">Select sur l’icône de canaux : changer la stéréo de sortie</text:p>
        </text:list-item>
        <text:list-item>
          <text:p text:style-name="P29">Esc : ➡ Informations — programme courant</text:p>
        </text:list-item>
      </text:list>
      <text:h text:style-name="Heading_20_3" text:outline-level="3">Menu principal</text:h>
      <text:h text:style-name="Heading_20_4" text:outline-level="4">Éléments affichés</text:h>
      <text:list xml:id="list34437206" text:continue-list="list28575288" text:style-name="L8">
        <text:list-item>
          <text:p text:style-name="P30">Édition programme courant</text:p>
        </text:list-item>
        <text:list-item>
          <text:p text:style-name="P30">Édition des banques</text:p>
        </text:list-item>
        <text:list-item>
          <text:p text:style-name="P30">Configuration du pédalier</text:p>
        </text:list-item>
        <text:list-item>
          <text:p text:style-name="P30">Contrôle du volume maître</text:p>
        </text:list-item>
        <text:list-item>
          <text:p text:style-name="P30">Redémarrage</text:p>
        </text:list-item>
      </text:list>
      <text:h text:style-name="Heading_20_4" text:outline-level="4">Interactions</text:h>
      <text:list xml:id="list34450860" text:continue-list="list34457391" text:style-name="L7">
        <text:list-item>
          <text:p text:style-name="P29">↑, ↓, rotenc 1 : Défilement dans le menu</text:p>
        </text:list-item>
        <text:list-item>
          <text:p text:style-name="P29">Select : ➡ Édition programme courant, ➡ édition des banques, ➡ configuration du pédalier, ➡ contrôle du volume maître, ➡ redémarrage</text:p>
        </text:list-item>
        <text:list-item>
          <text:p text:style-name="P29">Esc : ➡ Informations — programme courant</text:p>
        </text:list-item>
      </text:list>
      <text:h text:style-name="Heading_20_3" text:outline-level="3">Redémarrage</text:h>
      <text:h text:style-name="Heading_20_4" text:outline-level="4">Éléments affichés</text:h>
      <text:list xml:id="list28606336" text:style-name="L9">
        <text:list-item>
          <text:p text:style-name="P31">Voulez-vous vraiment redémarrer ?</text:p>
        </text:list-item>
        <text:list-item>
          <text:p text:style-name="P31">Non</text:p>
        </text:list-item>
        <text:list-item>
          <text:p text:style-name="P31">Oui</text:p>
        </text:list-item>
      </text:list>
      <text:h text:style-name="Heading_20_4" text:outline-level="4">Interactions</text:h>
      <text:list xml:id="list34453879" text:continue-list="list34450860" text:style-name="L7">
        <text:list-item>
          <text:p text:style-name="P29">↑, ↓, rotenc 1 : Défilement dans le menu</text:p>
        </text:list-item>
        <text:list-item>
          <text:p text:style-name="P29">Select : ➡ menu principal ou redémarrage de la machine</text:p>
        </text:list-item>
        <text:list-item>
          <text:p text:style-name="P29">Esc : ➡ menu principal</text:p>
        </text:list-item>
      </text:list>
      <text:h text:style-name="Heading_20_3" text:outline-level="3"><text:soft-page-break/>Édition programme courant</text:h>
      <text:h text:style-name="Heading_20_4" text:outline-level="4">Éléments affichés</text:h>
      <text:list xml:id="list34455585" text:continue-list="list28606336" text:style-name="L9">
        <text:list-item>
          <text:p text:style-name="P31">Nom du programme</text:p>
        </text:list-item>
        <text:list-item>
          <text:p text:style-name="P31">Contrôleurs</text:p>
        </text:list-item>
        <text:list-item>
          <text:p text:style-name="P31">Liste des plug-in slots dans l’ordre de traitement + 1 vide</text:p>
        </text:list-item>
      </text:list>
      <text:p text:style-name="First_20_line_20_indent"/>
      <text:p text:style-name="First_20_line_20_indent">Note : à partir de cet écran, et dans tous les écrans hiérarchiquement contenus, on passe en mode « édition ». Dans ce mode, les changements opérés sur le programme acif sont automatiquement sauvegardés dans la banque.</text:p>
      <text:h text:style-name="Heading_20_4" text:outline-level="4">Interactions</text:h>
      <text:list xml:id="list28594622" text:style-name="L10">
        <text:list-item>
          <text:p text:style-name="P32">↑, ↓, rotenc 1 : Défilement dans le menu</text:p>
        </text:list-item>
        <text:list-item>
          <text:p text:style-name="P32">Esc : ➡ menu principal</text:p>
        </text:list-item>
        <text:list-item>
          <text:p text:style-name="P32">Select sur Nom du programme ➡ édition texte. Titre : « Nom du programme ».</text:p>
        </text:list-item>
        <text:list-item>
          <text:p text:style-name="P32">Select sur Contrôleurs : ➡ contrôleurs du programme</text:p>
        </text:list-item>
        <text:list-item>
          <text:p text:style-name="P32">Select sur un slot vide : ➡ menu slot</text:p>
        </text:list-item>
        <text:list-item>
          <text:p text:style-name="P32">Select sur un slot plein : ➡ liste des paramètres</text:p>
        </text:list-item>
        <text:list-item>
          <text:p text:style-name="P32">←, →, rotenc 2 sur un slot plein : changement du type de l’effet, avec un slot vide en début de liste.</text:p>
        </text:list-item>
      </text:list>
      <text:h text:style-name="Heading_20_3" text:outline-level="3">Édition texte</text:h>
      <text:h text:style-name="Heading_20_4" text:outline-level="4">Éléments affichés</text:h>
      <text:list xml:id="list34465205" text:continue-list="list34455585" text:style-name="L9">
        <text:list-item>
          <text:p text:style-name="P31">Titre</text:p>
        </text:list-item>
        <text:list-item>
          <text:p text:style-name="P31">Chaîne éditée + curseur</text:p>
        </text:list-item>
        <text:list-item>
          <text:p text:style-name="P31">Zone de sélection défilante contenant différents caractères + Del + ← + → + OK + Cancel</text:p>
        </text:list-item>
        <text:list-item>
          <text:p text:style-name="P31">Curseur dans la zone défilante</text:p>
        </text:list-item>
      </text:list>
      <text:p text:style-name="First_20_line_20_indent"/>
      <text:p text:style-name="First_20_line_20_indent">Exemple de contenu de caractères (pas exhaustif, pas final) :</text:p>
      <text:p text:style-name="Preformatted_20_Text">+---------------------+</text:p>
      <text:p text:style-name="Preformatted_20_Text">|Titre <text:s text:c="15"/>|</text:p>
      <text:p text:style-name="Preformatted_20_Text">|Texte <text:s text:c="15"/>|</text:p>
      <text:p text:style-name="Preformatted_20_Text">|OK CANCEL SPC DEL ← →|</text:p>
      <text:p text:style-name="Preformatted_20_Text">|abcdefgABCDEFGáàâãäÁÀÂÃÄþ</text:p>
      <text:p text:style-name="Preformatted_20_Text">|hijklmnHIKLMNJéèêëýÉÈÊËšÞ</text:p>
      <text:p text:style-name="Preformatted_20_Text">|opqrstuOPQRSTUíìîïÝÍÌÎÏŠø</text:p>
      <text:p text:style-name="Preformatted_20_Text">|vwxyzçÇVWXYZñÑóòôõöÓÒÔÕÖØ</text:p>
      <text:p text:style-name="Preformatted_20_Text">|0123456789œŒæÆúùûüßÚÙÛÜžŽ</text:p>
      <text:p text:style-name="Preformatted_20_Text">+-_'"«»,.:;!¡?¿*+·#%&amp;|</text:p>
      <text:p text:style-name="Preformatted_20_Text"><text:s/>=@/\()[]{}&lt;&gt;×÷¯¢$€£¥</text:p>
      <text:h text:style-name="Heading_20_4" text:outline-level="4">Interactions</text:h>
      <text:p text:style-name="First_20_line_20_indent">À l’arrivée, le curseur de chaîne est positionné sur la fin de la chaîne.</text:p>
      <text:list xml:id="list28582516" text:style-name="L11">
        <text:list-item>
          <text:p text:style-name="P33">↑, ↓, rotenc 1 et ←, →, rotenc 2 : faire défiler le curseur de sélection</text:p>
        </text:list-item>
        <text:list-item>
          <text:p text:style-name="P33">Select : ajouter le caractère pointé ou faire l’action indiquée</text:p>
        </text:list-item>
        <text:list-item>
          <text:p text:style-name="P33"><text:soft-page-break/>Esc : comme Cancel.</text:p>
        </text:list-item>
      </text:list>
      <text:p text:style-name="First_20_line_20_indent"/>
      <text:p text:style-name="First_20_line_20_indent">Icônes :</text:p>
      <text:list xml:id="list28579054" text:style-name="L12">
        <text:list-item>
          <text:p text:style-name="P34">OK : la chaîne est validée telle quelle, retour à l’écran commanditaire</text:p>
        </text:list-item>
        <text:list-item>
          <text:p text:style-name="P34">Cancel : l’édition est annulée, retour à l’écran commanditaire</text:p>
        </text:list-item>
        <text:list-item>
          <text:p text:style-name="P34">Del : le caractère avant le curseur est effacé</text:p>
        </text:list-item>
        <text:list-item>
          <text:p text:style-name="P34">←, → : déplacement du curseur de chaîne.</text:p>
        </text:list-item>
      </text:list>
      <text:h text:style-name="Heading_20_3" text:outline-level="3">Menu slot</text:h>
      <text:h text:style-name="Heading_20_4" text:outline-level="4">Éléments affichés</text:h>
      <text:list xml:id="list28581602" text:style-name="L13">
        <text:list-item>
          <text:p text:style-name="P35">Type de l’effet</text:p>
        </text:list-item>
        <text:list-item>
          <text:p text:style-name="P35">Label</text:p>
        </text:list-item>
        <text:list-item>
          <text:p text:style-name="P35">Insérer nouveau avant</text:p>
        </text:list-item>
        <text:list-item>
          <text:p text:style-name="P35">Supprimer (si applicable)</text:p>
        </text:list-item>
        <text:list-item>
          <text:p text:style-name="P35">Remise à zéro (si applicable)</text:p>
        </text:list-item>
        <text:list-item>
          <text:p text:style-name="P35">Déplacer</text:p>
        </text:list-item>
        <text:list-item>
          <text:p text:style-name="P35">Presets (si applicable)</text:p>
        </text:list-item>
        <text:list-item>
          <text:p text:style-name="P35">Nbr chn in/out (si applicable)</text:p>
        </text:list-item>
      </text:list>
      <text:p text:style-name="First_20_line_20_indent"/>
      <text:h text:style-name="Heading_20_4" text:outline-level="4">Interactions</text:h>
      <text:list xml:id="list28602191" text:style-name="L14">
        <text:list-item>
          <text:p text:style-name="P36">←, →, rotenc 2  sur Type de l’effet : cycle les effets disponibles + slot vide.</text:p>
        </text:list-item>
        <text:list-item>
          <text:p text:style-name="P36">Select sur Type de l’effet : ➡ liste des effets</text:p>
        </text:list-item>
        <text:list-item>
          <text:p text:style-name="P36">Select sur Supprimer : ➡ confirmation simple (titre : « supprimer le slot ? »), éventuelle suppression du slot puis retour ➡ édition programme courant.</text:p>
        </text:list-item>
        <text:list-item>
          <text:p text:style-name="P36">Select sur Remise à zéro : ➡ confirmation simple (titre : « Remettre l’effet à zéro ? »), éventuelle remise à zéro du slot puis retour sur cette même page.</text:p>
        </text:list-item>
        <text:list-item>
          <text:p text:style-name="P36">Select sur Déplacer : ➡ déplacement de slot</text:p>
        </text:list-item>
        <text:list-item>
          <text:p text:style-name="P36">Select sur Presets : ➡ gestion des presets d’effet</text:p>
        </text:list-item>
        <text:list-item>
          <text:p text:style-name="P36">Select sur Nbr chn in/out : alterne le mono forcé avec stéréo (si applicable)</text:p>
        </text:list-item>
        <text:list-item>
          <text:p text:style-name="P36">Select sur Label :</text:p>
        </text:list-item>
        <text:list-item>
          <text:p text:style-name="P36">Esc : ➡ édition programme courant</text:p>
        </text:list-item>
      </text:list>
      <text:h text:style-name="Heading_20_3" text:outline-level="3">Liste des paramètres</text:h>
      <text:h text:style-name="Heading_20_4" text:outline-level="4">Éléments affichés</text:h>
      <text:list xml:id="list28589018" text:style-name="L15">
        <text:list-item>
          <text:p text:style-name="P37">Setup / actions</text:p>
        </text:list-item>
        <text:list-item>
          <text:p text:style-name="P37">Bypass + valeur</text:p>
        </text:list-item>
        <text:list-item>
          <text:p text:style-name="P37">FX mix + valeur</text:p>
        </text:list-item>
        <text:list-item>
          <text:p text:style-name="P37">Volume + valeur</text:p>
        </text:list-item>
        <text:list-item>
          <text:p text:style-name="P37">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text:soft-page-break/>Interactions</text:h>
      <text:list xml:id="list28590782" text:style-name="L16">
        <text:list-item>
          <text:p text:style-name="P38">↑, ↓, rotenc 1 : Défilement dans le menu</text:p>
        </text:list-item>
        <text:list-item>
          <text:p text:style-name="P38">Select sur Setup / actions : ➡ menu slot</text:p>
        </text:list-item>
        <text:list-item>
          <text:p text:style-name="P38">Select sur un paramètre : ➡ Édition d’un paramètre</text:p>
        </text:list-item>
        <text:list-item>
          <text:p text:style-name="P38">Esc : ➡ édition programme courant</text:p>
        </text:list-item>
        <text:list-item>
          <text:p text:style-name="P38">←, →, rotenc 2 : changement de la valeur du paramètre (coarse, 1/20)</text:p>
        </text:list-item>
      </text:list>
      <text:h text:style-name="Heading_20_3" text:outline-level="3">Édition d’un paramètre</text:h>
      <text:h text:style-name="Heading_20_4" text:outline-level="4">Éléments affichés</text:h>
      <text:list xml:id="list28587720" text:style-name="L17">
        <text:list-item>
          <text:p text:style-name="P39">Nom du paramètre</text:p>
        </text:list-item>
        <text:list-item>
          <text:p text:style-name="P39">Valeur</text:p>
        </text:list-item>
        <text:list-item>
          <text:p text:style-name="P39">Unité (sur la même ligne que la valeur)</text:p>
        </text:list-item>
        <text:list-item>
          <text:p text:style-name="P39">Symboles donnant 4 pas de réglage, sur une ligne (ex : « 1 :10 :100 :1000 »)</text:p>
        </text:list-item>
        <text:list-item>
          <text:p text:style-name="P39">Contrôleurs, avec symbole indiquant qu’il y en a</text:p>
        </text:list-item>
        <text:list-item>
          <text:p text:style-name="P39">Si applicable : indication asservissement au tempo</text:p>
        </text:list-item>
      </text:list>
      <text:h text:style-name="Heading_20_4" text:outline-level="4">Interactions</text:h>
      <text:p text:style-name="First_20_line_20_indent">Le nom et la valeur ne sont pas navigables.</text:p>
      <text:h text:style-name="Heading_20_3" text:outline-level="3">Contrôleurs d’un paramètre</text:h>
      <text:h text:style-name="Heading_20_4" text:outline-level="4">Éléments affichés</text:h>
      <text:list xml:id="list28579318" text:style-name="L18">
        <text:list-item>
          <text:p text:style-name="P40">Automation</text:p>
        </text:list-item>
        <text:list-item>
          <text:p text:style-name="P40">Modulations (liste)</text:p>
        </text:list-item>
      </text:list>
      <text:p text:style-name="First_20_line_20_indent"/>
      <text:p text:style-name="First_20_line_20_indent">Chaque élément de la liste est constitué soit de &lt;none&gt; (pour l’automation) ou &lt;empty&gt; (denière modulation), soit du nom/numéro de la source de modulation, sans autre précision à ce niveau.</text:p>
      <text:h text:style-name="Heading_20_4" text:outline-level="4">Interactions</text:h>
      <text:list xml:id="list28575289" text:style-name="L19">
        <text:list-item>
          <text:p text:style-name="P41">↑, ↓, rotenc 1 : Défilement dans le menu</text:p>
        </text:list-item>
        <text:list-item>
          <text:p text:style-name="P41">Select sur une entrée : ➡ Édition d’un contrôleur</text:p>
        </text:list-item>
        <text:list-item>
          <text:p text:style-name="P41">Esc : ➡ Édition d’un paramètre</text:p>
        </text:list-item>
      </text:list>
      <text:h text:style-name="Heading_20_3" text:outline-level="3">Édition d’un contrôleur</text:h>
      <text:h text:style-name="Heading_20_4" text:outline-level="4">Éléments affichés</text:h>
      <text:list xml:id="list28577022" text:style-name="L20">
        <text:list-item>
          <text:p text:style-name="P42">Source/action : &lt;empty&gt;, pedal, expression, rotenc… (on allongera la liste plus tard) + numéro ou nom de la source</text:p>
        </text:list-item>
        <text:list-item>
          <text:p text:style-name="P42">Le pas, si applicable (rotenc + paramètre à valeurs continues)</text:p>
        </text:list-item>
        <text:list-item>
          <text:p text:style-name="P42">Valeur min</text:p>
        </text:list-item>
        <text:list-item>
          <text:p text:style-name="P42">Pas de réglage de la valeur min, si applicable</text:p>
        </text:list-item>
        <text:list-item>
          <text:p text:style-name="P42">valeur max</text:p>
        </text:list-item>
        <text:list-item>
          <text:p text:style-name="P42"><text:soft-page-break/>Pas de réglage de la valeur max, si applicable</text:p>
        </text:list-item>
        <text:list-item>
          <text:p text:style-name="P42">Nom de la courbe, si applicable</text:p>
        </text:list-item>
        <text:list-item>
          <text:p text:style-name="P42">Conversion unipolaire → bipolaire</text:p>
        </text:list-item>
      </text:list>
      <text:p text:style-name="First_20_line_20_indent"/>
      <text:p text:style-name="First_20_line_20_indent">Idéalement, si &lt;empty&gt; est actif, les autres champs apparaissent vides.</text:p>
      <text:h text:style-name="Heading_20_4" text:outline-level="4">Interactions</text:h>
      <text:p text:style-name="First_20_line_20_indent">Les valeurs min et max ne sont pas navigables.</text:p>
      <text:list xml:id="list34464055" text:continue-list="list28575289" text:style-name="L19">
        <text:list-item>
          <text:p text:style-name="P41">↑, ↓, rotenc 1 : Défilement dans le menu</text:p>
        </text:list-item>
        <text:list-item>
          <text:p text:style-name="P41">←, →, rotenc 2 sur la source : changement de la source, éventuellement ajout ou destruction du contrôleur.</text:p>
        </text:list-item>
        <text:list-item>
          <text:p text:style-name="P41">←, →, rotenc 2 sur le pas : changement de la valeur du pas. On utilisera une échelle log.</text:p>
        </text:list-item>
        <text:list-item>
          <text:p text:style-name="P41">←, →, rotenc 2 sur le pas des valeurs min/max : changement de ladite valeur en fonction du pas sélectionné.</text:p>
        </text:list-item>
        <text:list-item>
          <text:p text:style-name="P41">←, →, rotenc 2 sur la courbe : changement de la courbe</text:p>
        </text:list-item>
        <text:list-item>
          <text:p text:style-name="P41">Select sur la courbe :➡ Choix d’une courbe</text:p>
        </text:list-item>
        <text:list-item>
          <text:p text:style-name="P41">←, →, rotenc 2 ou Select sur la conversion unipolaire → bipolaire : toggle.</text:p>
        </text:list-item>
        <text:list-item>
          <text:p text:style-name="P41">Esc : ➡ Contrôleurs d’un paramètre.</text:p>
        </text:list-item>
      </text:list>
      <text:h text:style-name="Heading_20_3" text:outline-level="3">configuration du pédalier</text:h>
      <text:p text:style-name="First_20_line_20_indent">Cet écran pourra servir autant à la configuration de base du pédalier qu’à celles associées aux programmes et aux banques.</text:p>
      <text:h text:style-name="Heading_20_4" text:outline-level="4">Éléments affichés</text:h>
      <text:p text:style-name="First_20_line_20_indent">12 entrées indiquant pour chaque pédale :</text:p>
      <text:list xml:id="list28585780" text:style-name="L21">
        <text:list-item>
          <text:p text:style-name="P43">Numéro de la pédale</text:p>
        </text:list-item>
        <text:list-item>
          <text:p text:style-name="P43">Fonction attribuée</text:p>
        </text:list-item>
      </text:list>
      <text:p text:style-name="First_20_line_20_indent"/>
      <text:p text:style-name="First_20_line_20_indent">La fonction peut être excessivement complexe. On choisira donc de ne présenter que des cas d’utilisation courants. Les cas y échappant seront indiqués comme « complexes » et ne pourront pas être édités.</text:p>
      <text:p text:style-name="First_20_line_20_indent">Cas d’utilisation envisagés :</text:p>
      <text:list xml:id="list28585325" text:style-name="L22">
        <text:list-item>
          <text:p text:style-name="P44">Rien.</text:p>
        </text:list-item>
        <text:list-item>
          <text:p text:style-name="P44">Simple action : PRESS, action unique. En dehors des possibilités suivantes, l’action sera indiquée comme complexe :</text:p>
          <text:list>
            <text:list-item>
              <text:p text:style-name="P44">Prog +</text:p>
            </text:list-item>
            <text:list-item>
              <text:p text:style-name="P44">Prog -</text:p>
            </text:list-item>
            <text:list-item>
              <text:p text:style-name="P44">Prog <text:span text:style-name="Emphasis">N</text:span></text:p>
            </text:list-item>
            <text:list-item>
              <text:p text:style-name="P44">Bank +</text:p>
            </text:list-item>
            <text:list-item>
              <text:p text:style-name="P44">Bank -</text:p>
            </text:list-item>
            <text:list-item>
              <text:p text:style-name="P44">Bank <text:span text:style-name="Emphasis">N</text:span></text:p>
            </text:list-item>
            <text:list-item>
              <text:p text:style-name="P44">Tuner</text:p>
            </text:list-item>
            <text:list-item>
              <text:p text:style-name="P44">Tempo</text:p>
            </text:list-item>
            <text:list-item>
              <text:p text:style-name="P44">Toggle <text:span text:style-name="Emphasis">type d’effet ou étiquette</text:span></text:p>
            </text:list-item>
            <text:list-item>
              <text:p text:style-name="P44">Set <text:span text:style-name="Emphasis">nom du paramètre</text:span>, <text:span text:style-name="Emphasis">type d’effet ou étiquette</text:span></text:p>
            </text:list-item>
          </text:list>
        </text:list-item>
        <text:list-item>
          <text:p text:style-name="P44"><text:soft-page-break/>Bouton momentané : PRESS + RELEASE, action paramètre identique avec une valeur pour chaque changement d’état.</text:p>
          <text:list>
            <text:list-item>
              <text:p text:style-name="P44">PB <text:span text:style-name="Emphasis">nom du paramètre</text:span>, <text:span text:style-name="Emphasis">type d’effet ou étiquette</text:span></text:p>
            </text:list-item>
          </text:list>
        </text:list-item>
        <text:list-item>
          <text:p text:style-name="P44">Toggle : PRESS avec 2 cycles, paramètre identique à chaque fois avec une valeur pour chaque cycle.</text:p>
          <text:list>
            <text:list-item>
              <text:p text:style-name="P44">Tgl <text:span text:style-name="Emphasis">nom du paramètre</text:span>, <text:span text:style-name="Emphasis">type d’effet ou étiquette</text:span></text:p>
            </text:list-item>
          </text:list>
        </text:list-item>
      </text:list>
      <text:p text:style-name="First_20_line_20_indent"/>
      <text:p text:style-name="First_20_line_20_indent">Rappel, structure à montrer :</text:p>
      <text:p text:style-name="First_20_line_20_indent">pédale → type de déclencheur → étapes de cycle → liste d’actions</text:p>
      <text:p text:style-name="First_20_line_20_indent">Note : seule le déclencheur « PRESS » peut avoir plusieurs étapes de cycle. Les autres n’utilisent que la première étape, si elle existe.</text:p>
      <text:h text:style-name="Heading_20_4" text:outline-level="4">Interactions</text:h>
      <text:list xml:id="list34447156" text:continue-list="list34464055" text:style-name="L19">
        <text:list-item>
          <text:p text:style-name="P41">↑, ↓, rotenc 1 : Défilement dans le menu</text:p>
        </text:list-item>
        <text:list-item>
          <text:p text:style-name="P41">←, →, rotenc 2 sur une pédale : défilement du type d’action :</text:p>
          <text:list>
            <text:list-item>
              <text:p text:style-name="P41">Toutes les simples actions (programme 0 à 15, banque 0 à 63), avec Toggle FX et Set positionnées sur une étiquette vide et le paramètre 0.</text:p>
            </text:list-item>
            <text:list-item>
              <text:p text:style-name="P41">Bouton momentané avec une étiquette vide et le paramètre 0, valeurs normalisées 0 et 1</text:p>
            </text:list-item>
            <text:list-item>
              <text:p text:style-name="P41">Idem pour le Toggle Param.</text:p>
            </text:list-item>
          </text:list>
        </text:list-item>
        <text:list-item>
          <text:p text:style-name="P41">Select sur Toggle FX : ➡ Sélection d’un effet</text:p>
        </text:list-item>
        <text:list-item>
          <text:p text:style-name="P41">Select sur Set : ➡ Sélection d’un paramètre d’effet, 1 valeur</text:p>
        </text:list-item>
        <text:list-item>
          <text:p text:style-name="P41">Select sur Bouton momentané : ➡ Sélection d’un paramètre d’effet, 2 valeurs</text:p>
        </text:list-item>
        <text:list-item>
          <text:p text:style-name="P41">Select sur Toggle Param : ➡ Sélection d’un paramètre d’effet, 2 valeurs</text:p>
        </text:list-item>
        <text:list-item>
          <text:p text:style-name="P41">Esc : ➡ Menu principal</text:p>
        </text:list-item>
      </text:list>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28584677" text:style-name="L23">
        <text:list-item>
          <text:p text:style-name="P45">que l’interaction et l’affichage sont regroupés sur la même arborescence</text:p>
        </text:list-item>
        <text:list-item>
          <text:p text:style-name="P45">que le fond est de couleur « 0 »</text:p>
        </text:list-item>
        <text:list-item>
          <text:p text:style-name="P45">que les éléments graphiques ne se superposent pas, ou s’écrasent les uns les autres</text:p>
        </text:list-item>
        <text:list-item>
          <text:p text:style-name="P45">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28579335" text:style-name="L24">
        <text:list-item>
          <text:p text:style-name="P46">Identifiant, donné par le code client lors de l’insertion. Il est unique au sein du container.</text:p>
        </text:list-item>
        <text:list-item>
          <text:p text:style-name="P46">Position en pixels, relativement à l’origine du container</text:p>
        </text:list-item>
        <text:list-item>
          <text:p text:style-name="P46">Flag indiquant la navigabilité (passage du curseur)</text:p>
        </text:list-item>
        <text:list-item>
          <text:p text:style-name="P46">Forçages : ↑, ↓, ←, →. Le forçage peut prendre plusieurs formes :</text:p>
          <text:list>
            <text:list-item>
              <text:p text:style-name="P46">Saut à un élément spécifié</text:p>
            </text:list-item>
            <text:list-item>
              <text:p text:style-name="P46">Arrêt</text:p>
            </text:list-item>
          </text:list>
        </text:list-item>
        <text:list-item>
          <text:p text:style-name="P46">Deux flags indiquant si les rotenc permettent la navigation (besoin de ça ? c’est implicite avec le gestionnaire d’événements)</text:p>
        </text:list-item>
        <text:list-item>
          <text:p text:style-name="P46">Une routine de redraw, où l’on indique si on doit afficher le curseur avec</text:p>
        </text:list-item>
        <text:list-item>
          <text:p text:style-name="P46">Un gestionnaire d’évènements :</text:p>
          <text:list>
            <text:list-item>
              <text:p text:style-name="P46">Touches et rotenc non gérés par la navigation</text:p>
            </text:list-item>
            <text:list-item>
              <text:p text:style-name="P46">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28575285" text:style-name="L25">
        <text:list-item>
          <text:p text:style-name="P47">Un texte</text:p>
        </text:list-item>
        <text:list-item>
          <text:p text:style-name="P47">Une police</text:p>
        </text:list-item>
        <text:list-item>
          <text:p text:style-name="P47">Des justifications horizontales et verticales</text:p>
        </text:list-item>
        <text:list-item>
          <text:p text:style-name="P47">Une taille maxi en pixels ?</text:p>
        </text:list-item>
        <text:list-item>
          <text:p text:style-name="P47">Des attributs :</text:p>
          <text:list>
            <text:list-item>
              <text:p text:style-name="P47">Bold</text:p>
            </text:list-item>
            <text:list-item>
              <text:p text:style-name="P47">Surligné</text:p>
            </text:list-item>
            <text:list-item>
              <text:p text:style-name="P47">Souligné</text:p>
            </text:list-item>
            <text:list-item>
              <text:p text:style-name="P47">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3" text:outline-level="3">Refonte de l’interface des plug-ins</text:h>
      <text:p text:style-name="First_20_line_20_indent">Nouveaux besoins :</text:p>
      <text:list xml:id="list28593244" text:style-name="L26">
        <text:list-item>
          <text:p text:style-name="P48">Avoir un vrai système de plug-in, avec des bibliothèques dynamiques externes</text:p>
        </text:list-item>
        <text:list-item>
          <text:p text:style-name="P48">Faire en sorte que la description d’un plug-in soit indépendante des instances de celui-ci.</text:p>
        </text:list-item>
        <text:list-item>
          <text:p text:style-name="P48">Simplifier au mieux le développement d’un nouveau plug-in (éviter l’usine à gaz qui peut tout faire)</text:p>
        </text:list-item>
      </text:list>
      <text:p text:style-name="First_20_line_20_indent"/>
      <text:p text:style-name="First_20_line_20_indent"/>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19">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6">SAT</text:span> &lt; 0,25 V et VBE<text:span text:style-name="T6">SAT</text:span> = 0,7 V. <text:span text:style-name="T5">β</text:span> = 200.</text:p>
      <text:p text:style-name="First_20_line_20_indent">LED choisies :</text:p>
      <text:list xml:id="list28603260" text:style-name="L27">
        <text:list-item>
          <text:p text:style-name="P57"><text:soft-page-break/>Rouge, 180 mcd (20 mA, 1,95 V). R<text:span text:style-name="T6">R</text:span> = (V<text:span text:style-name="T6">ALIM</text:span> – VCE<text:span text:style-name="T6">SAT</text:span> – V<text:span text:style-name="T6">LED</text:span>) / I<text:span text:style-name="T6">C</text:span> = (3,3 – 0,25 – 1,95) / 0,020 = 55 <text:span text:style-name="T5">Ω. On arrondit à la valeur standardisée de 56 Ω.</text:span></text:p>
        </text:list-item>
        <text:list-item>
          <text:p text:style-name="P57">Verte, 150 mcd (20 mA, 2,1 V). Pour compenser la luminosité on déplace le point de fonctionnement : (24 mA, 2,15 V). R<text:span text:style-name="T6">G</text:span> = (V<text:span text:style-name="T6">ALIM</text:span> – VCE<text:span text:style-name="T6">SAT</text:span> – V<text:span text:style-name="T6">LED</text:span>) / I<text:span text:style-name="T6">C</text:span> = (3,3 – 0,25 – 2,15) / 0,024 = 37,5 <text:span text:style-name="T5">Ω. On arrondit à la valeur standardisée de 39 Ω.</text:span></text:p>
        </text:list-item>
      </text:list>
      <text:p text:style-name="First_20_line_20_indent"><text:span text:style-name="T5">Résistance de base : I</text:span><text:span text:style-name="T7">B</text:span><text:span text:style-name="T8">min</text:span><text:span text:style-name="T5"> = I</text:span><text:span text:style-name="T7">C</text:span><text:span text:style-name="T5"> / β = 0,024 / 200 = 0,12 mA. R</text:span><text:span text:style-name="T7">B</text:span><text:span text:style-name="T8">max</text:span><text:span text:style-name="T5"> = (V</text:span><text:span text:style-name="T7">HI</text:span><text:span text:style-name="T5"> - VBE</text:span><text:span text:style-name="T7">SAT</text:span><text:span text:style-name="T5">) / I</text:span><text:span text:style-name="T7">B</text:span><text:span text:style-name="T8">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pan text:style-name="T5">sont pas allumées à fond simultanément (PWM), on peut essayer de répartir les phases actives pour donner de l’air au circuit.</text:span></text:p>
      <text:p text:style-name="P19">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28579918" text:style-name="L28">
        <text:list-item>
          <text:p text:style-name="P49">Carte de dispatching (connecteur Pi + connecteurs autres cartes) + ADC</text:p>
        </text:list-item>
        <text:list-item>
          <text:p text:style-name="P49">Carte LED</text:p>
        </text:list-item>
        <text:list-item>
          <text:p text:style-name="P49">Carte Pédales/boutons</text:p>
        </text:list-item>
        <text:list-item>
          <text:p text:style-name="P49">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Code" style:family="text" style:parent-style-name="Police_20_par_20_défaut">
      <style:text-properties style:font-name="Courier New1"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data-style-name="N0">
      <style:table-cell-properties style:vertical-align="top" fo:padding-left="0.123cm" fo:padding-right="0.123cm" fo:padding-top="0cm" fo:padding-bottom="0cm" fo:border="none" style:writing-mode="lr-tb"/>
    </style:style>
    <style:style style:name="Tableau4.B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text-properties fo:language="en" fo:country="GB"/>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8.19</text:modification-date></text:span></text:p>
            </table:table-cell>
          </table:table-row>
        </table:table>
        <text:p text:style-name="MP5"><draw:line text:anchor-type="char" draw:z-index="18" draw:style-name="Mgr1" draw:text-style-name="MP6" svg:x1="0cm" svg:y1="0.072cm" svg:x2="16.942cm" svg:y2="0.072cm"><text:p/></draw:line></text:p>
      </style:header>
      <style:footer>
        <text:p text:style-name="MP7"><draw:line text:anchor-type="char" draw:z-index="37"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float" office:value="2016">
              <text:p text:style-name="MP8">2016</text:p>
            </table:table-cell>
            <table:table-cell table:style-name="Tableau4.B1" office:value-type="string">
              <text:p text:style-name="MP9"><text:span text:style-name="MT1">Page </text:span><text:span text:style-name="MT2"><text:page-number text:select-page="current">19</text:page-number></text:span><text:span text:style-name="MT1"> / </text:span><text:span text:style-name="MT2"><text:page-count style:num-format="1">19</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414</meta:editing-cycles>
    <meta:editing-duration>PT498H55M04S</meta:editing-duration>
    <meta:generator>OpenOffice.org/3.2$Win32 OpenOffice.org_project/320m12$Build-9483</meta:generator>
    <dc:date>2016-08-19T14:27:59.15</dc:date>
    <meta:document-statistic meta:table-count="5" meta:image-count="0" meta:object-count="0" meta:page-count="19" meta:paragraph-count="474" meta:word-count="4102" meta:character-count="22950"/>
    <meta:user-defined meta:name="Référence">-</meta:user-defined>
    <meta:user-defined meta:name="Version">1.0</meta:user-defined>
  </office:meta>
</office:document-meta>
</file>